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1dea" officeooo:paragraph-rsid="00041dea"/>
    </style:style>
    <style:style style:name="P2" style:family="paragraph" style:parent-style-name="Standard">
      <style:text-properties officeooo:rsid="00041dea" officeooo:paragraph-rsid="0028c048"/>
    </style:style>
    <style:style style:name="P3" style:family="paragraph" style:parent-style-name="Standard">
      <style:text-properties fo:font-size="15pt" fo:font-weight="bold" officeooo:rsid="00041dea" officeooo:paragraph-rsid="00041dea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041dea" officeooo:paragraph-rsid="0027f97d" style:font-size-asian="15pt" style:font-weight-asian="bold" style:font-size-complex="15pt" style:font-weight-complex="bold"/>
    </style:style>
    <style:style style:name="P5" style:family="paragraph" style:parent-style-name="Standard">
      <style:text-properties officeooo:paragraph-rsid="00041dea"/>
    </style:style>
    <style:style style:name="P6" style:family="paragraph" style:parent-style-name="Standard">
      <style:text-properties officeooo:rsid="00047308" officeooo:paragraph-rsid="00047308"/>
    </style:style>
    <style:style style:name="P7" style:family="paragraph" style:parent-style-name="Standard">
      <style:text-properties officeooo:rsid="00055c5a" officeooo:paragraph-rsid="00055c5a"/>
    </style:style>
    <style:style style:name="P8" style:family="paragraph" style:parent-style-name="Standard">
      <style:text-properties officeooo:paragraph-rsid="00055c5a"/>
    </style:style>
    <style:style style:name="P9" style:family="paragraph" style:parent-style-name="Standard">
      <style:text-properties officeooo:paragraph-rsid="0005c899"/>
    </style:style>
    <style:style style:name="P10" style:family="paragraph" style:parent-style-name="Standard">
      <style:text-properties officeooo:rsid="0005c899" officeooo:paragraph-rsid="0005c899"/>
    </style:style>
    <style:style style:name="P11" style:family="paragraph" style:parent-style-name="Standard">
      <style:text-properties officeooo:rsid="000ce7d9" officeooo:paragraph-rsid="0027f97d"/>
    </style:style>
    <style:style style:name="P12" style:family="paragraph" style:parent-style-name="Standard">
      <style:text-properties fo:font-size="12pt" fo:font-weight="normal" officeooo:rsid="00074573" officeooo:paragraph-rsid="0027f97d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087024" officeooo:paragraph-rsid="0027f97d" style:font-size-asian="12pt" style:font-weight-asian="normal" style:font-size-complex="12pt" style:font-weight-complex="normal"/>
    </style:style>
    <style:style style:name="P14" style:family="paragraph" style:parent-style-name="Standard">
      <style:text-properties officeooo:rsid="00087024" officeooo:paragraph-rsid="0027f97d"/>
    </style:style>
    <style:style style:name="P15" style:family="paragraph" style:parent-style-name="Standard">
      <style:text-properties officeooo:rsid="0009ecdc" officeooo:paragraph-rsid="0027f97d"/>
    </style:style>
    <style:style style:name="P16" style:family="paragraph" style:parent-style-name="Standard">
      <style:text-properties officeooo:rsid="000b678a" officeooo:paragraph-rsid="0027f97d"/>
    </style:style>
    <style:style style:name="P17" style:family="paragraph" style:parent-style-name="Standard">
      <style:text-properties style:text-underline-style="solid" style:text-underline-type="double" style:text-underline-width="auto" style:text-underline-color="font-color" officeooo:rsid="000b678a" officeooo:paragraph-rsid="0027f97d"/>
    </style:style>
    <style:style style:name="P18" style:family="paragraph" style:parent-style-name="Standard">
      <style:text-properties officeooo:rsid="000c3479" officeooo:paragraph-rsid="0027f97d"/>
    </style:style>
    <style:style style:name="P19" style:family="paragraph" style:parent-style-name="Standard">
      <style:text-properties officeooo:rsid="000ccfb5" officeooo:paragraph-rsid="0027f97d"/>
    </style:style>
    <style:style style:name="P20" style:family="paragraph" style:parent-style-name="Standard">
      <style:text-properties officeooo:paragraph-rsid="0027f97d"/>
    </style:style>
    <style:style style:name="P21" style:family="paragraph" style:parent-style-name="Standard">
      <style:text-properties officeooo:rsid="0010f748" officeooo:paragraph-rsid="0028c048"/>
    </style:style>
    <style:style style:name="P22" style:family="paragraph" style:parent-style-name="Standard">
      <style:text-properties officeooo:rsid="000df0b5" officeooo:paragraph-rsid="0028c048"/>
    </style:style>
    <style:style style:name="P23" style:family="paragraph" style:parent-style-name="Standard">
      <style:text-properties fo:font-style="italic" officeooo:rsid="000df0b5" officeooo:paragraph-rsid="0028c048" style:font-style-asian="italic" style:font-style-complex="italic"/>
    </style:style>
    <style:style style:name="P24" style:family="paragraph" style:parent-style-name="Standard">
      <style:text-properties officeooo:rsid="000e0992" officeooo:paragraph-rsid="0028c048"/>
    </style:style>
    <style:style style:name="P25" style:family="paragraph" style:parent-style-name="Standard">
      <style:text-properties officeooo:rsid="000ee290" officeooo:paragraph-rsid="0028c048"/>
    </style:style>
    <style:style style:name="P26" style:family="paragraph" style:parent-style-name="Standard">
      <style:text-properties officeooo:rsid="000ee290" officeooo:paragraph-rsid="0028c048" fo:background-color="#cccccc"/>
    </style:style>
    <style:style style:name="P27" style:family="paragraph" style:parent-style-name="Standard">
      <style:text-properties officeooo:paragraph-rsid="0028c048" fo:background-color="#cccccc"/>
    </style:style>
    <style:style style:name="P28" style:family="paragraph" style:parent-style-name="Standard">
      <style:text-properties officeooo:rsid="000f324d" officeooo:paragraph-rsid="0028c048"/>
    </style:style>
    <style:style style:name="P29" style:family="paragraph" style:parent-style-name="Standard">
      <style:text-properties officeooo:rsid="000fa6bd" officeooo:paragraph-rsid="0028c048"/>
    </style:style>
    <style:style style:name="P30" style:family="paragraph" style:parent-style-name="Standard">
      <style:text-properties officeooo:paragraph-rsid="0028c048"/>
    </style:style>
    <style:style style:name="P31" style:family="paragraph" style:parent-style-name="Standard">
      <style:text-properties fo:font-size="12pt" fo:font-weight="normal" officeooo:rsid="0025f9bc" officeooo:paragraph-rsid="002a38ee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074573" officeooo:paragraph-rsid="002a38ee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137a04" officeooo:paragraph-rsid="002a38ee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13e512" officeooo:paragraph-rsid="002a38ee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153ec9" officeooo:paragraph-rsid="002a38ee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16c441" officeooo:paragraph-rsid="002a38ee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17d35b" officeooo:paragraph-rsid="002a38ee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19d1d3" officeooo:paragraph-rsid="002a38ee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19f441" officeooo:paragraph-rsid="002a38ee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1b6179" officeooo:paragraph-rsid="002a38ee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1d8481" officeooo:paragraph-rsid="002a38ee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1ecf7e" officeooo:paragraph-rsid="002a38ee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210214" officeooo:paragraph-rsid="002a38ee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211b54" officeooo:paragraph-rsid="002a38ee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215bd7" officeooo:paragraph-rsid="002a38ee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23a554" officeooo:paragraph-rsid="002a38ee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21ed87" officeooo:paragraph-rsid="002a38ee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5pt" fo:font-weight="bold" officeooo:rsid="00041dea" officeooo:paragraph-rsid="002a38ee" style:font-size-asian="15pt" style:font-weight-asian="bold" style:font-size-complex="15pt" style:font-weight-complex="bold"/>
    </style:style>
    <style:style style:name="P49" style:family="paragraph" style:parent-style-name="Standard">
      <style:text-properties officeooo:rsid="0013e512" officeooo:paragraph-rsid="002a38ee"/>
    </style:style>
    <style:style style:name="P50" style:family="paragraph" style:parent-style-name="Standard">
      <style:text-properties officeooo:rsid="0021ed87" officeooo:paragraph-rsid="002a38ee"/>
    </style:style>
    <style:style style:name="P51" style:family="paragraph" style:parent-style-name="Standard">
      <style:text-properties officeooo:rsid="0023a554" officeooo:paragraph-rsid="002a38ee"/>
    </style:style>
    <style:style style:name="P52" style:family="paragraph" style:parent-style-name="Standard">
      <style:text-properties fo:font-size="11pt" fo:font-style="italic" fo:font-weight="bold" officeooo:rsid="0023a554" officeooo:paragraph-rsid="002a38ee" style:font-size-asian="11pt" style:font-style-asian="italic" style:font-weight-asian="bold" style:font-size-complex="11pt" style:font-style-complex="italic" style:font-weight-complex="bold"/>
    </style:style>
    <style:style style:name="P53" style:family="paragraph" style:parent-style-name="Standard">
      <style:text-properties fo:font-size="11pt" fo:font-style="italic" fo:font-weight="bold" officeooo:rsid="0025f9bc" officeooo:paragraph-rsid="002a38ee" style:font-size-asian="11pt" style:font-style-asian="italic" style:font-weight-asian="bold" style:font-size-complex="11pt" style:font-style-complex="italic" style:font-weight-complex="bold"/>
    </style:style>
    <style:style style:name="P54" style:family="paragraph" style:parent-style-name="Standard">
      <style:text-properties officeooo:paragraph-rsid="002a38ee"/>
    </style:style>
    <style:style style:name="T1" style:family="text">
      <style:text-properties officeooo:rsid="00041dea"/>
    </style:style>
    <style:style style:name="T2" style:family="text">
      <style:text-properties officeooo:rsid="00055c5a"/>
    </style:style>
    <style:style style:name="T3" style:family="text">
      <style:text-properties officeooo:rsid="0005c899"/>
    </style:style>
    <style:style style:name="T4" style:family="text">
      <style:text-properties fo:font-size="15pt" fo:font-weight="bold" officeooo:rsid="00041dea" style:font-size-asian="15pt" style:font-weight-asian="bold" style:font-size-complex="15pt" style:font-weight-complex="bold"/>
    </style:style>
    <style:style style:name="T5" style:family="text">
      <style:text-properties fo:font-size="15pt" fo:font-weight="bold" officeooo:rsid="0006ed79" style:font-size-asian="15pt" style:font-weight-asian="bold" style:font-size-complex="15pt" style:font-weight-complex="bold"/>
    </style:style>
    <style:style style:name="T6" style:family="text">
      <style:text-properties fo:font-size="15pt" fo:font-weight="bold" officeooo:rsid="000df0b5" style:font-size-asian="15pt" style:font-weight-asian="bold" style:font-size-complex="15pt" style:font-weight-complex="bold"/>
    </style:style>
    <style:style style:name="T7" style:family="text">
      <style:text-properties fo:font-size="15pt" fo:font-weight="bold" officeooo:rsid="00132442" style:font-size-asian="15pt" style:font-weight-asian="bold" style:font-size-complex="15pt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074573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087024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132442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137a04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13e512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153ec9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16c441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17d35b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19f441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1b6179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1c900c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1d8481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1ecf7e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23a554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21ed87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25f9bc" style:font-size-asian="12pt" style:font-weight-asian="normal" style:font-size-complex="12pt" style:font-weight-complex="normal"/>
    </style:style>
    <style:style style:name="T25" style:family="text">
      <style:text-properties officeooo:rsid="00087024"/>
    </style:style>
    <style:style style:name="T26" style:family="text">
      <style:text-properties officeooo:rsid="000b678a"/>
    </style:style>
    <style:style style:name="T27" style:family="text">
      <style:text-properties officeooo:rsid="000ccfb5"/>
    </style:style>
    <style:style style:name="T28" style:family="text">
      <style:text-properties officeooo:rsid="000ce7d9"/>
    </style:style>
    <style:style style:name="T29" style:family="text">
      <style:text-properties officeooo:rsid="000df0b5"/>
    </style:style>
    <style:style style:name="T30" style:family="text">
      <style:text-properties officeooo:rsid="000ee290"/>
    </style:style>
    <style:style style:name="T31" style:family="text">
      <style:text-properties officeooo:rsid="000f324d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solid" style:text-underline-width="auto" style:text-underline-color="font-color" officeooo:rsid="000f324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0215bd7"/>
    </style:style>
    <style:style style:name="T36" style:family="text">
      <style:text-properties officeooo:rsid="0010f748"/>
    </style:style>
    <style:style style:name="T37" style:family="text">
      <style:text-properties officeooo:rsid="000fa6bd"/>
    </style:style>
    <style:style style:name="T38" style:family="text">
      <style:text-properties officeooo:rsid="00132442"/>
    </style:style>
    <style:style style:name="T39" style:family="text">
      <style:text-properties officeooo:rsid="0013e512"/>
    </style:style>
    <style:style style:name="T40" style:family="text">
      <style:text-properties officeooo:rsid="00153ec9"/>
    </style:style>
    <style:style style:name="T41" style:family="text">
      <style:text-properties officeooo:rsid="0017d35b"/>
    </style:style>
    <style:style style:name="T42" style:family="text">
      <style:text-properties officeooo:rsid="00074573"/>
    </style:style>
    <style:style style:name="T43" style:family="text">
      <style:text-properties officeooo:rsid="0016c441"/>
    </style:style>
    <style:style style:name="T44" style:family="text">
      <style:text-properties officeooo:rsid="0019d1d3"/>
    </style:style>
    <style:style style:name="T45" style:family="text">
      <style:text-properties officeooo:rsid="001b6179"/>
    </style:style>
    <style:style style:name="T46" style:family="text">
      <style:text-properties officeooo:rsid="001c900c"/>
    </style:style>
    <style:style style:name="T47" style:family="text">
      <style:text-properties officeooo:rsid="001d8481"/>
    </style:style>
    <style:style style:name="T48" style:family="text">
      <style:text-properties officeooo:rsid="00210214"/>
    </style:style>
    <style:style style:name="T49" style:family="text">
      <style:text-properties officeooo:rsid="0021ed87"/>
    </style:style>
    <style:style style:name="T50" style:family="text">
      <style:text-properties officeooo:rsid="0025f9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esson 1: problems set:</text:p>
      <text:p text:style-name="P1"/>
      <text:p text:style-name="P1">Q.3:</text:p>
      <text:p text:style-name="P1"/>
      <text:p text:style-name="P5"><text:span text:style-name="T1">int </text:span>bankBalance <text:span text:style-name="T1">= 500;</text:span></text:p>
      <text:p text:style-name="P5">bankBalance <text:span text:style-name="T1">= <text:s/>bankBalance + 250;</text:span></text:p>
      <text:p text:style-name="P5">bankBalance <text:span text:style-name="T1">= <text:s/>bankBalance - 100;</text:span></text:p>
      <text:p text:style-name="P1">System.out.println(bankBalance);</text:p>
      <text:p text:style-name="P1"/>
      <text:p text:style-name="P1">Q.4:</text:p>
      <text:p text:style-name="P1"/>
      <text:p text:style-name="P1">System.out.println(2.0 * (5 / 2));</text:p>
      <text:p text:style-name="P1">=</text:p>
      <text:p text:style-name="P1">System.out.println( double * (int / int))</text:p>
      <text:p text:style-name="P1">= 2.0 * 2 = 4.0</text:p>
      <text:p text:style-name="P1"/>
      <text:p text:style-name="P6">Q.5:</text:p>
      <text:p text:style-name="P6"/>
      <text:p text:style-name="P6">int day = 19;</text:p>
      <text:p text:style-name="P6">String month = “June”;</text:p>
      <text:p text:style-name="P6">System.out.println(month <text:s/>+ “ “ + day);</text:p>
      <text:p text:style-name="P6"/>
      <text:p text:style-name="P6">Q.6:</text:p>
      <text:p text:style-name="P6"/>
      <text:p text:style-name="P6">String firstName = “Maksym”;</text:p>
      <text:p text:style-name="P6">String lastName = “Severyn”;</text:p>
      <text:p text:style-name="P7">String fullName = firstName + “ “ + lastName;</text:p>
      <text:p text:style-name="P7"/>
      <text:p text:style-name="P7">System.out.println(“Hello, my name is “ + fullName + “.”)</text:p>
      <text:p text:style-name="P8"/>
      <text:p text:style-name="P7">Int letterInName = <text:s/>firstName.length() + lastName.length();</text:p>
      <text:p text:style-name="P8"/>
      <text:p text:style-name="P8"><text:span text:style-name="T2">System.out.println(“</text:span>There are “<text:span text:style-name="T2">+letterInName+</text:span>” letters in my name.<text:span text:style-name="T2">”);</text:span></text:p>
      <text:p text:style-name="P8"/>
      <text:p text:style-name="P7">Q.7:</text:p>
      <text:p text:style-name="P7"/>
      <text:p text:style-name="P8"><text:span text:style-name="T2">double </text:span>fahrenheit <text:span text:style-name="T2">= </text:span><text:span text:style-name="T3">50</text:span><text:span text:style-name="T2">.</text:span><text:span text:style-name="T3">0</text:span><text:span text:style-name="T2">;</text:span></text:p>
      <text:p text:style-name="P9"><text:span text:style-name="T3">double </text:span>celsius <text:span text:style-name="T3">= ( fahrenheit – 32 ) * 5 / 9 ;</text:span></text:p>
      <text:p text:style-name="P10">System.out.println(celsius);</text:p>
      <text:p text:style-name="P10"/>
      <text:p text:style-name="P20"><text:span text:style-name="T4">Lesson </text:span><text:span text:style-name="T5">2</text:span><text:span text:style-name="T4">: problems set:</text:span></text:p>
      <text:p text:style-name="P4"/>
      <text:p text:style-name="P12"><text:span text:style-name="T1">Q</text:span>3.:</text:p>
      <text:p text:style-name="P12"/>
      <text:p text:style-name="P12">Starting code: </text:p>
      <text:p text:style-name="P20"><text:span text:style-name="T9">if ( </text:span>canSeePlayer<text:span text:style-name="T9"> ) { </text:span></text:p>
      <text:p text:style-name="P20"><text:span text:style-name="T9"><text:tab/>if ( !</text:span>playerPoweredUp<text:span text:style-name="T9"> ) { </text:span></text:p>
      <text:p text:style-name="P12"><text:tab/><text:tab/>System.out.println("Attack!"); } </text:p>
      <text:p text:style-name="P12"><text:tab/>else { System.out.println("Run away!"); } } </text:p>
      <text:p text:style-name="P12">else { </text:p>
      <text:p text:style-name="P12">System.out.println("Wander."); </text:p>
      <text:p text:style-name="P12">}</text:p>
      <text:p text:style-name="P12"><text:soft-page-break/></text:p>
      <text:p text:style-name="P13">Q.4:</text:p>
      <text:p text:style-name="P13"/>
      <text:p text:style-name="P13">boolean isSnowing = false; </text:p>
      <text:p text:style-name="P13">boolean isRaining = true; </text:p>
      <text:p text:style-name="P13">double temperature = 60.0;</text:p>
      <text:p text:style-name="P13"/>
      <text:p text:style-name="P13">if ( <text:s/>isSnowing || <text:s/>isSnowing || <text:s/>temperature &lt; 50) {</text:p>
      <text:p text:style-name="P20"><text:span text:style-name="T10">System.out.println(“</text:span>Let’s stay home."<text:span text:style-name="T25">);</text:span></text:p>
      <text:p text:style-name="P14">} else {</text:p>
      <text:p text:style-name="P20"><text:span text:style-name="T25"><text:tab/></text:span><text:span text:style-name="T10">System.out.println(“</text:span><text:span text:style-name="T8">Let’s go out!</text:span><text:span text:style-name="T25">");</text:span></text:p>
      <text:p text:style-name="P14">}</text:p>
      <text:p text:style-name="P14"/>
      <text:p text:style-name="P15">Q.5:</text:p>
      <text:p text:style-name="P15"/>
      <text:p text:style-name="P15">//Assume this could have any value between 0 and 24: </text:p>
      <text:p text:style-name="P15"/>
      <text:p text:style-name="P15">int time = 18; </text:p>
      <text:p text:style-name="P15">String timeOfDay;</text:p>
      <text:p text:style-name="P15">if ( time &gt;= 5 &amp;&amp; time &lt; 12) {</text:p>
      <text:p text:style-name="P15"><text:tab/>timeOfDay = “morning”;</text:p>
      <text:p text:style-name="P15">} else if ( time &gt;= 12 &amp;&amp; time &lt; 20) {</text:p>
      <text:p text:style-name="P15"><text:tab/>timeOfDay = “daytime”;</text:p>
      <text:p text:style-name="P15">} else {</text:p>
      <text:p text:style-name="P15"><text:tab/>timeOfDay = “night”;</text:p>
      <text:p text:style-name="P15">}</text:p>
      <text:p text:style-name="P16"/>
      <text:p text:style-name="P16">Q.6:</text:p>
      <text:p text:style-name="P17"/>
      <text:p text:style-name="P18"/>
      <text:p text:style-name="P16">int weekday = 5; </text:p>
      <text:p text:style-name="P16">boolean holiday = false;</text:p>
      <text:p text:style-name="P16"/>
      <text:p text:style-name="P18">if ( <text:span text:style-name="T26">weekday </text:span>&gt;= 1 &amp;&amp; <text:span text:style-name="T26">weekday </text:span>&lt;=5 <text:span text:style-name="T27">&amp;&amp; !(</text:span><text:span text:style-name="T26">holiday</text:span><text:span text:style-name="T27">)</text:span>) {</text:p>
      <text:p text:style-name="P18">System.out.println(“Wake up at 7:00”);</text:p>
      <text:p text:style-name="P18">} else {</text:p>
      <text:p text:style-name="P18">System.out.println(“Sleep in!”);</text:p>
      <text:p text:style-name="P18">}</text:p>
      <text:p text:style-name="P18"/>
      <text:p text:style-name="P18"/>
      <text:p text:style-name="P19">Q.7:</text:p>
      <text:p text:style-name="P19"/>
      <text:p text:style-name="P19">double playbackPosition = 120; </text:p>
      <text:p text:style-name="P19">boolean rewinding = true; </text:p>
      <text:p text:style-name="P19">double rewindAmount = 0.0;</text:p>
      <text:p text:style-name="P19"/>
      <text:p text:style-name="P19">If (rewinding) { </text:p>
      <text:p text:style-name="P19">rewindAmount = 0.1; </text:p>
      <text:p text:style-name="P19">} </text:p>
      <text:p text:style-name="P19">playbackPosition = playbackPosition – rewindAmount;</text:p>
      <text:p text:style-name="P19"/>
      <text:p text:style-name="P19">Q.8:</text:p>
      <text:p text:style-name="P19"><text:soft-page-break/></text:p>
      <text:p text:style-name="P19">//Assume this can have any value from 1 to 7: </text:p>
      <text:p text:style-name="P19"/>
      <text:p text:style-name="P19">//TODO: declare a String variable called schedule. </text:p>
      <text:p text:style-name="P19">//TODO: write a switch statement that give schedule a different </text:p>
      <text:p text:style-name="P19">//value for each day of the week based on the dayOfWeek variable. </text:p>
      <text:p text:style-name="P19">//Don’t forget to "break" after each case, and don’t forget to </text:p>
      <text:p text:style-name="P19">//provide a default case!</text:p>
      <text:p text:style-name="P19"/>
      <text:p text:style-name="P19">int dayOfWeek = 1; </text:p>
      <text:p text:style-name="P20"><text:span text:style-name="T27">String </text:span>schedule;</text:p>
      <text:p text:style-name="P20"/>
      <text:p text:style-name="P19">switch ( dayOfWeek ) <text:span text:style-name="T28">{</text:span></text:p>
      <text:p text:style-name="P20"><text:span text:style-name="T27"><text:tab/>case 1: <text:s/>schedule = “</text:span>Gym in the morning.<text:span text:style-name="T27">”;</text:span></text:p>
      <text:p text:style-name="P20"><text:tab/><text:tab/><text:span text:style-name="T27">break;</text:span></text:p>
      <text:p text:style-name="P20"><text:tab/><text:span text:style-name="T27">case 2: schedule = “</text:span>Class after work.<text:span text:style-name="T27">”;</text:span></text:p>
      <text:p text:style-name="P20"><text:tab/><text:tab/><text:span text:style-name="T27">break;</text:span></text:p>
      <text:p text:style-name="P20"><text:tab/><text:span text:style-name="T27">case 3: schedule = “</text:span>Meetings all day.<text:span text:style-name="T27">”;</text:span></text:p>
      <text:p text:style-name="P20"><text:tab/><text:tab/><text:span text:style-name="T27">break;</text:span></text:p>
      <text:p text:style-name="P20"><text:tab/><text:span text:style-name="T27">case 4: schedule = “</text:span>Work from home.<text:span text:style-name="T27">”;</text:span></text:p>
      <text:p text:style-name="P20"><text:tab/><text:tab/><text:span text:style-name="T27">break;</text:span></text:p>
      <text:p text:style-name="P20"><text:tab/><text:span text:style-name="T27">case 5: schedule = “</text:span>Game night after work.<text:span text:style-name="T27">”;</text:span></text:p>
      <text:p text:style-name="P20"><text:tab/><text:tab/><text:span text:style-name="T27">break;</text:span></text:p>
      <text:p text:style-name="P20"><text:tab/><text:span text:style-name="T28">default : <text:s/></text:span><text:span text:style-name="T27">schedule </text:span><text:span text:style-name="T28">= “Free!”;</text:span></text:p>
      <text:p text:style-name="P20"><text:tab/><text:tab/><text:span text:style-name="T28">break;</text:span></text:p>
      <text:p text:style-name="P11">}</text:p>
      <text:p text:style-name="P11"/>
      <text:p text:style-name="P30"><text:span text:style-name="T4">Lesson </text:span><text:span text:style-name="T6">3</text:span><text:span text:style-name="T4">: problems set:</text:span></text:p>
      <text:p text:style-name="P2"/>
      <text:p text:style-name="P30"><text:span text:style-name="T1">Q.</text:span><text:span text:style-name="T29">2:</text:span></text:p>
      <text:p text:style-name="P30"/>
      <text:p text:style-name="P22">pablic boolean isPrime(int a){</text:p>
      <text:p text:style-name="P22">… }</text:p>
      <text:p text:style-name="P22"/>
      <text:p text:style-name="P22">Q.4:</text:p>
      <text:p text:style-name="P22"/>
      <text:p text:style-name="P30"><text:span text:style-name="T29">public double </text:span>absoluteValue(<text:span text:style-name="T29">double n</text:span>) <text:span text:style-name="T29">{</text:span></text:p>
      <text:p text:style-name="P30"><text:span text:style-name="T29">if (n &lt; 0</text:span> <text:span text:style-name="T29">) {</text:span></text:p>
      <text:p text:style-name="P22">n = -n;</text:p>
      <text:p text:style-name="P22">} else { n }</text:p>
      <text:p text:style-name="P22">return n;</text:p>
      <text:p text:style-name="P22">}</text:p>
      <text:p text:style-name="P23">OR</text:p>
      <text:p text:style-name="P30"><text:span text:style-name="T29">public double </text:span>absoluteValue(<text:span text:style-name="T29">double n</text:span>) <text:span text:style-name="T29">{</text:span></text:p>
      <text:p text:style-name="P24">return Math.abs(n);</text:p>
      <text:p text:style-name="P22">}</text:p>
      <text:p text:style-name="P22"/>
      <text:p text:style-name="P24">Q.5:</text:p>
      <text:p text:style-name="P24">public double calculateTip(double costOfMeal) {</text:p>
      <text:p text:style-name="P24">double tip = <text:s/>costOfMeal*0.15;</text:p>
      <text:p text:style-name="P24">return tip;</text:p>
      <text:p text:style-name="P24">}</text:p>
      <text:p text:style-name="P24"><text:soft-page-break/></text:p>
      <text:p text:style-name="P25">Q.6:</text:p>
      <text:p text:style-name="P25">public String nametagText(String name) {</text:p>
      <text:p text:style-name="P25">String answer = “Hello, my name is ” + <text:s/>name;</text:p>
      <text:p text:style-name="P25">return answer;</text:p>
      <text:p text:style-name="P25">}</text:p>
      <text:p text:style-name="P25"/>
      <text:p text:style-name="P25">Q.7:</text:p>
      <text:p text:style-name="P25"/>
      <text:p text:style-name="P25">/**</text:p>
      <text:p text:style-name="P30"><text:span text:style-name="T30">* </text:span><text:span text:style-name="T31">C</text:span><text:span text:style-name="T30">onvert degrees </text:span><text:span text:style-name="T31">from</text:span><text:span text:style-name="T30"> Fahrenheit to Celsius degrees.</text:span></text:p>
      <text:p text:style-name="P25">*</text:p>
      <text:p text:style-name="P25">* <text:span text:style-name="T32">@param</text:span> <text:s/><text:span text:style-name="T34">degreesF</text:span> degrees in <text:s/>Fahrenheit that needs to be converted.</text:p>
      <text:p text:style-name="P25">* <text:span text:style-name="T32">@</text:span><text:span text:style-name="T33">return</text:span><text:span text:style-name="T31"> inputted <text:s/></text:span>degrees in Fahrenheit <text:span text:style-name="T31">converted in to </text:span>Celsius degrees.</text:p>
      <text:p text:style-name="P25">*/</text:p>
      <text:p text:style-name="P27"><text:span text:style-name="T30">public double </text:span>fahrenheitToCelsius(<text:span text:style-name="T30">double degreesF</text:span>) <text:span text:style-name="T30">{</text:span></text:p>
      <text:p text:style-name="P26">return <text:s/>(degreesF − 32) * (5/9);</text:p>
      <text:p text:style-name="P26">}</text:p>
      <text:p text:style-name="P25"/>
      <text:p text:style-name="P25">/**</text:p>
      <text:p text:style-name="P30"><text:span text:style-name="T30">* printTemperature is function that </text:span><text:span text:style-name="T31">print inputted degrees in Fahrenheit and degrees</text:span></text:p>
      <text:p text:style-name="P28">* converted into Celsius.</text:p>
      <text:p text:style-name="P25">*</text:p>
      <text:p text:style-name="P25">* <text:span text:style-name="T32">@param</text:span> <text:s/><text:span text:style-name="T34">degreesF</text:span> degrees in <text:s/>Fahrenheit that needs to be converted.</text:p>
      <text:p text:style-name="P25">*/</text:p>
      <text:p text:style-name="P27"><text:span text:style-name="T30">public void </text:span>printTemperature(<text:span text:style-name="T30">double degreesF</text:span>) <text:span text:style-name="T30">{</text:span></text:p>
      <text:p text:style-name="P26">System.out.println(“F: “ + <text:s/>degreesF);</text:p>
      <text:p text:style-name="P27"><text:span text:style-name="T30">System.out.println(“C: “ + <text:s/>fahrenheitToCelsius</text:span><text:span text:style-name="T31">(</text:span><text:span text:style-name="T30">degreesF</text:span><text:span text:style-name="T31">)</text:span><text:span text:style-name="T30">);</text:span></text:p>
      <text:p text:style-name="P26">}</text:p>
      <text:p text:style-name="P25"/>
      <text:p text:style-name="P29">Q.8:</text:p>
      <text:p text:style-name="P29">public int diceRolling(int sides) {</text:p>
      <text:p text:style-name="P30"><text:span text:style-name="T35">double </text:span><text:span text:style-name="T36">randomNumber</text:span><text:span text:style-name="T37"> = Math.random() * sides + 1;</text:span></text:p>
      <text:p text:style-name="P30"><text:span text:style-name="T37">return (int) </text:span><text:span text:style-name="T36">randomNumber</text:span><text:span text:style-name="T37">;</text:span></text:p>
      <text:p text:style-name="P29">}</text:p>
      <text:p text:style-name="P29"/>
      <text:p text:style-name="P30"><text:span text:style-name="T37">public int </text:span><text:span text:style-name="T36">monopolyRoll</text:span><text:span text:style-name="T37">() </text:span><text:span text:style-name="T36">{</text:span></text:p>
      <text:p text:style-name="P30"><text:span text:style-name="T36">int roll1 = <text:s/></text:span><text:span text:style-name="T37">diceRolling</text:span><text:span text:style-name="T36">(6);</text:span></text:p>
      <text:p text:style-name="P30"><text:span text:style-name="T36">int roll2 = <text:s/></text:span><text:span text:style-name="T37">diceRolling</text:span><text:span text:style-name="T36">(6);</text:span></text:p>
      <text:p text:style-name="P21"><text:tab/>if ( roll1 == <text:s/>roll2 ) {</text:p>
      <text:p text:style-name="P30"><text:span text:style-name="T36"><text:tab/>int roll3 = <text:s/></text:span><text:span text:style-name="T37">diceRolling</text:span><text:span text:style-name="T36">(6);</text:span></text:p>
      <text:p text:style-name="P30"><text:span text:style-name="T36"><text:tab/>int roll4 = <text:s/></text:span><text:span text:style-name="T37">diceRolling</text:span><text:span text:style-name="T36">(6);</text:span></text:p>
      <text:p text:style-name="P21"><text:tab/>return <text:s/>roll1+ roll2+ roll3+ roll4;</text:p>
      <text:p text:style-name="P21"><text:tab/>} else {</text:p>
      <text:p text:style-name="P21"><text:tab/>return <text:s/>roll1+ roll2;</text:p>
      <text:p text:style-name="P21"><text:tab/>}</text:p>
      <text:p text:style-name="P21">}</text:p>
      <text:p text:style-name="P21"/>
      <text:p text:style-name="P21"/>
      <text:p text:style-name="P10"/>
      <text:p text:style-name="P10"/>
      <text:p text:style-name="P10"/>
      <text:p text:style-name="P10"><text:soft-page-break/></text:p>
      <text:p text:style-name="P54"><text:span text:style-name="T4">Lesson </text:span><text:span text:style-name="T7">4</text:span><text:span text:style-name="T4">: problems set:</text:span></text:p>
      <text:p text:style-name="P48"/>
      <text:p text:style-name="P32"><text:span text:style-name="T1">Q.</text:span><text:span text:style-name="T38">2</text:span>:</text:p>
      <text:p text:style-name="P32"/>
      <text:p text:style-name="P32">public int factorial(int n) { </text:p>
      <text:p text:style-name="P54"><text:span text:style-name="T11">int </text:span><text:span text:style-name="T12">step</text:span><text:span text:style-name="T11"> = </text:span><text:span text:style-name="T12">1</text:span><text:span text:style-name="T11">;</text:span></text:p>
      <text:p text:style-name="P54">int <text:span text:style-name="T39">result</text:span> = 1;</text:p>
      <text:p text:style-name="P54"><text:span text:style-name="T12">for</text:span><text:span text:style-name="T11">(</text:span><text:span text:style-name="T13">int step = 1</text:span><text:span text:style-name="T12">; </text:span><text:span text:style-name="T13">(step+1) &lt;= n</text:span><text:span text:style-name="T12">; step++</text:span><text:span text:style-name="T11">) {</text:span></text:p>
      <text:p text:style-name="P54"><text:span text:style-name="T11"><text:tab/></text:span><text:span text:style-name="T13">result</text:span><text:span text:style-name="T12"> = </text:span><text:span text:style-name="T13">result</text:span><text:span text:style-name="T12"> * (step+1);</text:span></text:p>
      <text:p text:style-name="P33">}</text:p>
      <text:p text:style-name="P49"><text:span text:style-name="T12">r</text:span><text:span text:style-name="T8">eturn result;</text:span></text:p>
      <text:p text:style-name="P34"/>
      <text:p text:style-name="P34">OR</text:p>
      <text:p text:style-name="P34"/>
      <text:p text:style-name="P32">public int factorial(int n) { </text:p>
      <text:p text:style-name="P54"><text:span text:style-name="T11">int </text:span><text:span text:style-name="T13">factorial</text:span><text:span text:style-name="T11"> = </text:span><text:span text:style-name="T12">1</text:span><text:span text:style-name="T11">;</text:span></text:p>
      <text:p text:style-name="P54"><text:span text:style-name="T12">for</text:span><text:span text:style-name="T11">(</text:span><text:span text:style-name="T13">int i = 1</text:span><text:span text:style-name="T12">; </text:span><text:span text:style-name="T13">i &lt;= n &lt;= n</text:span><text:span text:style-name="T12">; </text:span><text:span text:style-name="T13">i</text:span><text:span text:style-name="T12">++</text:span><text:span text:style-name="T11">) {</text:span></text:p>
      <text:p text:style-name="P54"><text:span text:style-name="T11"><text:tab/></text:span><text:span text:style-name="T13">factorial</text:span><text:span text:style-name="T12"> = </text:span><text:span text:style-name="T13">factorial</text:span><text:span text:style-name="T12"> * </text:span><text:span text:style-name="T13">i</text:span><text:span text:style-name="T12">;</text:span></text:p>
      <text:p text:style-name="P33">}</text:p>
      <text:p text:style-name="P49"><text:span text:style-name="T12">r</text:span><text:span text:style-name="T8">eturn factorial;</text:span></text:p>
      <text:p text:style-name="P34"/>
      <text:p text:style-name="P32"><text:span text:style-name="T1">Q.</text:span><text:span text:style-name="T40">3</text:span>:</text:p>
      <text:p text:style-name="P32"/>
      <text:p text:style-name="P32">public int indexOfFirstOccurrence(String [] stringArray, String target) {</text:p>
      <text:p text:style-name="P35"/>
      <text:p text:style-name="P36">int result = -<text:span text:style-name="T41">1</text:span>;</text:p>
      <text:p text:style-name="P37">int index = 0;</text:p>
      <text:p text:style-name="P37">int maxIndex = <text:span text:style-name="T42">stringArray.</text:span><text:span text:style-name="T43">length;</text:span></text:p>
      <text:p text:style-name="P54"><text:span text:style-name="T14">for(int i=</text:span><text:span text:style-name="T15">0</text:span><text:span text:style-name="T14">; </text:span><text:span text:style-name="T15">i &lt; </text:span><text:span text:style-name="T9">stringArray.</text:span><text:span text:style-name="T15">length; i++) {</text:span></text:p>
      <text:p text:style-name="P54"><text:span text:style-name="T9"><text:tab/></text:span>if (<text:span text:style-name="T9">stringArray</text:span><text:span text:style-name="T15">[i]</text:span>.equals(<text:span text:style-name="T9">target</text:span>) <text:span text:style-name="T43">&amp;&amp; i &lt;= </text:span><text:span text:style-name="T16">maxIndex</text:span>)<text:span text:style-name="T43">{</text:span></text:p>
      <text:p text:style-name="P54"><text:tab/><text:tab/><text:span text:style-name="T43">result = </text:span><text:span text:style-name="T41">i</text:span><text:span text:style-name="T43">;</text:span></text:p>
      <text:p text:style-name="P54"><text:tab/><text:tab/><text:span text:style-name="T41">maxIndex = i;</text:span></text:p>
      <text:p text:style-name="P54"><text:tab/><text:span text:style-name="T43">}</text:span></text:p>
      <text:p text:style-name="P54"/>
      <text:p text:style-name="P32">return <text:span text:style-name="T41">result</text:span>; </text:p>
      <text:p text:style-name="P32">}</text:p>
      <text:p text:style-name="P32"/>
      <text:p text:style-name="P38">OR</text:p>
      <text:p text:style-name="P38"/>
      <text:p text:style-name="P32">public int indexOfFirstOccurrence(String [] stringArray, String target) {</text:p>
      <text:p text:style-name="P37"/>
      <text:p text:style-name="P54"><text:span text:style-name="T14">for(int i=</text:span><text:span text:style-name="T15">0</text:span><text:span text:style-name="T14">; </text:span><text:span text:style-name="T15">i &lt; </text:span><text:span text:style-name="T9">stringArray.</text:span><text:span text:style-name="T15">length; i++) {</text:span></text:p>
      <text:p text:style-name="P54"><text:span text:style-name="T9"><text:tab/></text:span>if (<text:span text:style-name="T9">stringArray</text:span><text:span text:style-name="T15">[i]</text:span>.equals(<text:span text:style-name="T9">target</text:span>))<text:span text:style-name="T43">{</text:span></text:p>
      <text:p text:style-name="P54"><text:tab/><text:tab/><text:span text:style-name="T44">return i;</text:span></text:p>
      <text:p text:style-name="P54"><text:tab/><text:span text:style-name="T43">}</text:span></text:p>
      <text:p text:style-name="P54"/>
      <text:p text:style-name="P32">return -<text:span text:style-name="T44">1</text:span>; </text:p>
      <text:p text:style-name="P32">}</text:p>
      <text:p text:style-name="P32"/>
      <text:p text:style-name="P39"/>
      <text:p text:style-name="P39"/>
      <text:p text:style-name="P39"><text:soft-page-break/>Q.4:</text:p>
      <text:p text:style-name="P39"/>
      <text:p text:style-name="P39">public int yearsTilOneMillion (double initialBalance) {</text:p>
      <text:p text:style-name="P39"/>
      <text:p text:style-name="P54"><text:span text:style-name="T17">double </text:span><text:span text:style-name="T18">Deposit</text:span><text:span text:style-name="T17"> = <text:s/>initialBalance;</text:span></text:p>
      <text:p text:style-name="P54"><text:span text:style-name="T17">i</text:span><text:span text:style-name="T18">nt </text:span><text:span text:style-name="T19">years </text:span><text:span text:style-name="T18">= 0;</text:span></text:p>
      <text:p text:style-name="P39"/>
      <text:p text:style-name="P40">if ( <text:s/>Deposit = 0 ) {</text:p>
      <text:p text:style-name="P40">return 0;</text:p>
      <text:p text:style-name="P40">}</text:p>
      <text:p text:style-name="P39"><text:tab/>while ( <text:span text:style-name="T45">Deposit</text:span> &lt; 1000000) {</text:p>
      <text:p text:style-name="P40"><text:tab/>Deposit *= 1.05;</text:p>
      <text:p text:style-name="P40"><text:tab/><text:span text:style-name="T46">years</text:span>++;</text:p>
      <text:p text:style-name="P40"><text:tab/>}</text:p>
      <text:p text:style-name="P40">return i;</text:p>
      <text:p text:style-name="P39">}</text:p>
      <text:p text:style-name="P39"/>
      <text:p text:style-name="P41">Q.5:</text:p>
      <text:p text:style-name="P41"/>
      <text:p text:style-name="P41">public void printInReverse(String [] stringArray) {</text:p>
      <text:p text:style-name="P41"/>
      <text:p text:style-name="P54"><text:span text:style-name="T20">for (i = (stringArray.length-1); </text:span><text:span text:style-name="T21">i &gt;= 0; i--) {</text:span></text:p>
      <text:p text:style-name="P42">System.out.println( <text:span text:style-name="T47">stringArray</text:span>[i])</text:p>
      <text:p text:style-name="P42">}</text:p>
      <text:p text:style-name="P42"/>
      <text:p text:style-name="P41">}</text:p>
      <text:p text:style-name="P41"/>
      <text:p text:style-name="P43">Q.6:</text:p>
      <text:p text:style-name="P43"/>
      <text:p text:style-name="P43">public int findRange(int [] intArray) {</text:p>
      <text:p text:style-name="P43">int len = <text:s/>intArray.length;</text:p>
      <text:p text:style-name="P44">if ( <text:span text:style-name="T48">len </text:span>== 0 ) {</text:p>
      <text:p text:style-name="P43"><text:s text:c="4"/>return -1;</text:p>
      <text:p text:style-name="P44">}</text:p>
      <text:p text:style-name="P43">int max = <text:s/>intArray[0];</text:p>
      <text:p text:style-name="P43">int min = <text:s/>intArray[0];</text:p>
      <text:p text:style-name="P43">// wyznaczenie max wartosci</text:p>
      <text:p text:style-name="P43">for (int i = 0; i &lt; len ; i++) {</text:p>
      <text:p text:style-name="P43"><text:tab/>if (max &lt; intArray[i]) {</text:p>
      <text:p text:style-name="P43"><text:tab/>max = intArray[i];</text:p>
      <text:p text:style-name="P43"><text:tab/>}</text:p>
      <text:p text:style-name="P43"><text:tab/>if (min &gt; intArray[i]) {</text:p>
      <text:p text:style-name="P43"><text:tab/>min = intArray[i];</text:p>
      <text:p text:style-name="P43"><text:tab/>}</text:p>
      <text:p text:style-name="P44">}</text:p>
      <text:p text:style-name="P44">return max – min;</text:p>
      <text:p text:style-name="P43">}</text:p>
      <text:p text:style-name="P43"/>
      <text:p text:style-name="P43"/>
      <text:p text:style-name="P43"/>
      <text:p text:style-name="P43"/>
      <text:p text:style-name="P43"/>
      <text:p text:style-name="P43"><text:soft-page-break/>Q.<text:span text:style-name="T35">7</text:span>:</text:p>
      <text:p text:style-name="P45">The answer is: </text:p>
      <text:p text:style-name="P45">#</text:p>
      <text:p text:style-name="P45">##</text:p>
      <text:p text:style-name="P45">###</text:p>
      <text:p text:style-name="P45"/>
      <text:p text:style-name="P46">Q.8:</text:p>
      <text:p text:style-name="P46"/>
      <text:p text:style-name="P45">// <text:span text:style-name="T49">najpierw funkcja zwracajaca rzut kostki</text:span></text:p>
      <text:p text:style-name="P47">public int rollDice (int sides) {</text:p>
      <text:p text:style-name="P47">double rolling = Math.random() * sides + 1;</text:p>
      <text:p text:style-name="P47">return (int) rolling;</text:p>
      <text:p text:style-name="P47">}</text:p>
      <text:p text:style-name="P50"><text:span text:style-name="T8">// </text:span><text:span text:style-name="T22">funkcja kroku:</text:span></text:p>
      <text:p text:style-name="P50"><text:span text:style-name="T8">public </text:span><text:span text:style-name="T22">int </text:span><text:span text:style-name="T8">monopolyRoll() {</text:span></text:p>
      <text:p text:style-name="P47">int dice1 = rollDice(6);</text:p>
      <text:p text:style-name="P47">int dice2 = rollDice(6);</text:p>
      <text:p text:style-name="P51"><text:span text:style-name="T23">i</text:span><text:span text:style-name="T8">nt step = <text:s/></text:span><text:span text:style-name="T23">dice1 </text:span><text:span text:style-name="T8">+ <text:s/></text:span><text:span text:style-name="T23">dice2;</text:span></text:p>
      <text:p text:style-name="P47">boolean isDiceDouble = dice1 == dice2;</text:p>
      <text:p text:style-name="P50"><text:span text:style-name="T8">wile ( isDiceDouble </text:span><text:span text:style-name="T22">) {</text:span></text:p>
      <text:p text:style-name="P47">dice1 = rollDice(6)</text:p>
      <text:p text:style-name="P47">dice2 = rollDice(6)</text:p>
      <text:p text:style-name="P51"><text:span text:style-name="T8">step = <text:s/></text:span><text:span text:style-name="T23">dice1 </text:span><text:span text:style-name="T8">+ <text:s/></text:span><text:span text:style-name="T23">dice2</text:span></text:p>
      <text:p text:style-name="P47">isDiceDouble = dice1 == dice2</text:p>
      <text:p text:style-name="P47">}</text:p>
      <text:p text:style-name="P51"><text:span text:style-name="T23">r</text:span><text:span text:style-name="T8">eturn step;</text:span></text:p>
      <text:p text:style-name="P46">}</text:p>
      <text:p text:style-name="P46"/>
      <text:p text:style-name="P51"><text:span text:style-name="T8">// </text:span><text:span text:style-name="T24">Challenge No1: if 3x time will be the same dice result in both dices, return -1</text:span></text:p>
      <text:p text:style-name="P50"><text:span text:style-name="T8">public </text:span><text:span text:style-name="T22">int </text:span><text:span text:style-name="T8">monopolyRoll() {</text:span></text:p>
      <text:p text:style-name="P47">int dice1 = rollDice(6);</text:p>
      <text:p text:style-name="P47">int dice2 = rollDice(6);</text:p>
      <text:p text:style-name="P51"><text:span text:style-name="T23">i</text:span><text:span text:style-name="T8">nt step = <text:s/></text:span><text:span text:style-name="T23">dice1 </text:span><text:span text:style-name="T8">+ <text:s/></text:span><text:span text:style-name="T23">dice2;</text:span></text:p>
      <text:p text:style-name="P52"><text:span text:style-name="T49">//</text:span><text:span text:style-name="T50">dodanie zmiennej zliczajacej ile bylo pod rzad wyrzucono doubli</text:span></text:p>
      <text:p text:style-name="P53"><text:span text:style-name="T49">i</text:span>nt powtorka = 0;</text:p>
      <text:p text:style-name="P47">boolean isDiceDouble = dice1 == dice2;</text:p>
      <text:p text:style-name="P50"><text:span text:style-name="T8">wile ( isDiceDouble </text:span><text:span text:style-name="T22">) {</text:span></text:p>
      <text:p text:style-name="P53">powtorka++;</text:p>
      <text:p text:style-name="P53">if (powtorka=3) {</text:p>
      <text:p text:style-name="P52"><text:span text:style-name="T49"><text:tab/>r</text:span>eturn-<text:span text:style-name="T50">1;</text:span></text:p>
      <text:p text:style-name="P53">}</text:p>
      <text:p text:style-name="P47">dice1 = rollDice(6)</text:p>
      <text:p text:style-name="P47">dice2 = rollDice(6)</text:p>
      <text:p text:style-name="P51"><text:span text:style-name="T8">step = <text:s/></text:span><text:span text:style-name="T23">dice1 </text:span><text:span text:style-name="T8">+ <text:s/></text:span><text:span text:style-name="T23">dice2</text:span></text:p>
      <text:p text:style-name="P47">isDiceDouble = dice1 == dice2</text:p>
      <text:p text:style-name="P47">}</text:p>
      <text:p text:style-name="P51"><text:span text:style-name="T23">r</text:span><text:span text:style-name="T8">eturn step;</text:span></text:p>
      <text:p text:style-name="P31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4T18:44:24.218756030</meta:creation-date>
    <dc:date>2021-07-28T13:41:15.170028019</dc:date>
    <meta:editing-duration>PT4H15M17S</meta:editing-duration>
    <meta:editing-cycles>23</meta:editing-cycles>
    <meta:generator>LibreOffice/6.4.7.2$Linux_X86_64 LibreOffice_project/40$Build-2</meta:generator>
    <meta:document-statistic meta:table-count="0" meta:image-count="0" meta:object-count="0" meta:page-count="7" meta:paragraph-count="275" meta:word-count="1046" meta:character-count="6105" meta:non-whitespace-character-count="5205"/>
  </office:meta>
</office:document-meta>
</file>